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045210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4feb7"/>
    </style:style>
    <style:style style:name="P3" style:family="paragraph" style:parent-style-name="Standard">
      <style:paragraph-properties style:writing-mode="lr-tb"/>
      <style:text-properties officeooo:paragraph-rsid="0004feb7"/>
    </style:style>
    <style:style style:name="P4" style:family="paragraph" style:parent-style-name="Standard">
      <style:paragraph-properties style:writing-mode="lr-tb"/>
      <style:text-properties officeooo:paragraph-rsid="00050aae"/>
    </style:style>
    <style:style style:name="P5" style:family="paragraph" style:parent-style-name="Standard">
      <style:paragraph-properties style:writing-mode="lr-tb"/>
      <style:text-properties officeooo:rsid="00050aae" officeooo:paragraph-rsid="00050aae"/>
    </style:style>
    <style:style style:name="P6" style:family="paragraph" style:parent-style-name="Standard">
      <style:paragraph-properties style:writing-mode="lr-tb"/>
      <style:text-properties fo:color="#127622" loext:opacity="100%" officeooo:rsid="00050aae" officeooo:paragraph-rsid="00050aae"/>
    </style:style>
    <style:style style:name="T1" style:family="text">
      <style:text-properties style:font-name="sans-serif" fo:font-size="21.75pt"/>
    </style:style>
    <style:style style:name="T2" style:family="text">
      <style:text-properties style:font-name="sans-serif" fo:font-size="17.25pt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1.25pt"/>
    </style:style>
    <style:style style:name="T5" style:family="text">
      <style:text-properties style:font-name="monospace" fo:font-size="11.25pt"/>
    </style:style>
    <style:style style:name="T6" style:family="text">
      <style:text-properties style:font-name="monospace" fo:font-size="11.25pt" officeooo:rsid="0004feb7"/>
    </style:style>
    <style:style style:name="T7" style:family="text">
      <style:text-properties style:font-name="monospace" fo:font-size="11.25pt" officeooo:rsid="00050aae"/>
    </style:style>
    <style:style style:name="T8" style:family="text">
      <style:text-properties fo:color="#127622" loext:opacity="100%"/>
    </style:style>
    <style:style style:name="T9" style:family="text">
      <style:text-properties fo:color="#127622" loext:opacity="100%" style:font-name="sans-serif" fo:font-size="11.25pt" officeooo:rsid="00045210"/>
    </style:style>
    <style:style style:name="T10" style:family="text">
      <style:text-properties fo:color="#127622" loext:opacity="100%" style:font-name="sans-serif" fo:font-size="11.25pt" officeooo:rsid="0004feb7"/>
    </style:style>
    <style:style style:name="T11" style:family="text">
      <style:text-properties fo:color="#127622" loext:opacity="100%" style:font-name="sans-serif" fo:font-size="11.25pt" officeooo:rsid="00050aae"/>
    </style:style>
    <style:style style:name="T12" style:family="text">
      <style:text-properties fo:color="#127622" loext:opacity="100%" style:font-name="sans-serif" fo:font-size="12pt" officeooo:rsid="00050aae"/>
    </style:style>
    <style:style style:name="T13" style:family="text">
      <style:text-properties fo:color="#127622" loext:opacity="100%" style:font-name="monospace" fo:font-size="11.25pt" officeooo:rsid="0004feb7"/>
    </style:style>
    <style:style style:name="T14" style:family="text">
      <style:text-properties fo:color="#127622" loext:opacity="100%" style:font-name="monospace" fo:font-size="11.25pt" officeooo:rsid="00050aae"/>
    </style:style>
    <style:style style:name="T15" style:family="text">
      <style:text-properties fo:color="#127622" loext:opacity="100%" style:font-name="monospace" fo:font-size="11.25pt" officeooo:rsid="0007aa1c"/>
    </style:style>
    <style:style style:name="T16" style:family="text">
      <style:text-properties fo:color="#127622" loext:opacity="100%" officeooo:rsid="00050aa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bookmark text:name="page3R_mcid0"/><text:span text:style-name="T1"><text:tab/><text:tab/> <text:s/>PARTIE</text:span> <text:span text:style-name="T1">1</text:span> – <text:span text:style-name="T1">LES</text:span> <text:span text:style-name="T1">VARIABLES</text:span><text:line-break/><text:tab/><text:tab/><text:tab/><text:span text:style-name="T1">E</text:span><text:span text:style-name="T2">NONCE DES</text:span> <text:span text:style-name="T1">E</text:span><text:span text:style-name="T2">XERCICES</text:span></text:p>
      <text:p text:style-name="P1"><text:bookmark text:name="page3R_mcid1"/><text:line-break/><text:span text:style-name="T3">Exercice 1.1</text:span><text:bookmark text:name="page3R_mcid2"/><text:line-break/><text:span text:style-name="T3">Quelles seront les valeurs des variables A et B après exécution des instructions suivantes ?</text:span><text:bookmark text:name="page3R_mcid3"/><text:line-break/><text:span text:style-name="T5">Variables</text:span> <text:span text:style-name="T5">A, B en Entier</text:span><text:line-break/><text:span text:style-name="T5">Début</text:span><text:line-break/><text:span text:style-name="T4">A ← 1<text:tab/><text:tab/></text:span><text:span text:style-name="T9">A vaut un</text:span><text:line-break/><text:span text:style-name="T4">B ← A +</text:span> <text:span text:style-name="T4">3<text:tab/></text:span><text:span text:style-name="T9">B vaut quatre </text:span><text:line-break/><text:span text:style-name="T4">A ← 3<text:tab/><text:tab/></text:span><text:span text:style-name="T9">A vaut trois</text:span><text:line-break/><text:span text:style-name="T5">Fin</text:span><text:bookmark text:name="page3R_mcid4"/><text:bookmark text:name="page3R_mcid5"/><text:bookmark text:name="page3R_mcid6"/><text:span text:style-name="T5"><text:tab/><text:tab/></text:span><text:span text:style-name="T6">Après exécution </text:span><text:span text:style-name="T13">A=3;B=4</text:span><text:line-break/></text:p>
      <text:p text:style-name="P2"><text:span text:style-name="T3">Exercice 1.2</text:span><text:bookmark text:name="page3R_mcid7"/><text:line-break/><text:span text:style-name="T3">Quelles seront les valeurs des variables A, B et C après exécution des instructions suivantes ?</text:span><text:bookmark text:name="page3R_mcid8"/><text:line-break/><text:span text:style-name="T5">Variables</text:span> <text:span text:style-name="T5">A, B, C en</text:span> <text:span text:style-name="T5">Entier</text:span><text:line-break/><text:span text:style-name="T5">Début</text:span><text:line-break/><text:span text:style-name="T4">A ← 5<text:tab/><text:tab/></text:span><text:span text:style-name="T10">A=5</text:span><text:line-break/><text:span text:style-name="T4">B ← 3<text:tab/><text:tab/></text:span><text:span text:style-name="T10">B=3</text:span><text:line-break/><text:span text:style-name="T4">C ← A +</text:span> <text:span text:style-name="T4">B<text:tab/></text:span><text:span text:style-name="T10">C=5+3=8</text:span><text:line-break/><text:span text:style-name="T4">A ← 2<text:tab/><text:tab/></text:span><text:span text:style-name="T10">A=2</text:span><text:line-break/><text:span text:style-name="T4">C ← B –</text:span> <text:span text:style-name="T5">A<text:tab/></text:span><text:span text:style-name="T13">C=3-2=1</text:span><text:line-break/><text:span text:style-name="T5">Fin</text:span><text:bookmark text:name="page3R_mcid9"/><text:bookmark text:name="page3R_mcid10"/><text:bookmark text:name="page3R_mcid11"/><text:span text:style-name="T5"><text:tab/><text:tab/></text:span><text:span text:style-name="T6">Après exécution </text:span><text:span text:style-name="T13">A=2;B=3;C=1</text:span><text:span text:style-name="T5"><text:tab/></text:span><text:line-break/></text:p>
      <text:p text:style-name="P2"><text:span text:style-name="T3">Exercice 1.3</text:span><text:bookmark text:name="page3R_mcid12"/><text:line-break/><text:span text:style-name="T3">Quelles seront les valeurs des variables A et B après exécution des instructions suivantes ?</text:span><text:bookmark text:name="page3R_mcid13"/><text:line-break/><text:span text:style-name="T5">Variables</text:span> <text:span text:style-name="T5">A, B en Entier</text:span><text:line-break/><text:span text:style-name="T5">Début</text:span><text:line-break/><text:span text:style-name="T4">A ← 5<text:tab/><text:tab/></text:span><text:span text:style-name="T10">A=5</text:span><text:line-break/><text:span text:style-name="T4">B ← A +</text:span> <text:span text:style-name="T4">4<text:tab/></text:span><text:span text:style-name="T10">B=5+4=9</text:span><text:line-break/><text:span text:style-name="T4">A ← A +</text:span> <text:span text:style-name="T4">1<text:tab/></text:span><text:span text:style-name="T10">A=5+1=6</text:span><text:line-break/><text:span text:style-name="T4">B ← A –</text:span> <text:span text:style-name="T5">4<text:tab/></text:span><text:span text:style-name="T13">B=6-4=2</text:span><text:line-break/><text:span text:style-name="T5">Fin</text:span><text:bookmark text:name="page3R_mcid14"/><text:bookmark text:name="page3R_mcid15"/><text:bookmark text:name="page3R_mcid16"/><text:span text:style-name="T5"><text:tab/><text:tab/></text:span><text:span text:style-name="T6">Après exécution </text:span><text:span text:style-name="T13">A=6;B=2</text:span><text:line-break/></text:p>
      <text:p text:style-name="P2"><text:span text:style-name="T3">Exercice 1.4</text:span><text:bookmark text:name="page3R_mcid17"/><text:line-break/><text:span text:style-name="T3">Quelles seront les valeurs des variables A, B et C après exécution des instructions suivantes ?</text:span><text:bookmark text:name="page3R_mcid18"/><text:line-break/><text:span text:style-name="T5">Variables</text:span> <text:span text:style-name="T5">A, B, C en</text:span> <text:span text:style-name="T5">Entier</text:span><text:line-break/><text:span text:style-name="T5">Début</text:span><text:line-break/><text:span text:style-name="T4">A ← 3<text:tab/><text:tab/></text:span><text:span text:style-name="T10">A=3</text:span><text:line-break/><text:span text:style-name="T4">B ← 10<text:tab/></text:span><text:span text:style-name="T10">B=10</text:span><text:line-break/><text:span text:style-name="T4">C ← A +</text:span> <text:span text:style-name="T4">B<text:tab/></text:span><text:span text:style-name="T10">C=3+10=13</text:span><text:line-break/><text:span text:style-name="T4">B ← A +</text:span> <text:span text:style-name="T4">B<text:tab/></text:span><text:span text:style-name="T10">B=3+10=13</text:span><text:line-break/><text:span text:style-name="T4">A ← C<text:tab/><text:tab/></text:span><text:span text:style-name="T10">A=13</text:span><text:line-break/><text:span text:style-name="T5">Fin</text:span><text:bookmark text:name="page3R_mcid19"/><text:bookmark text:name="page3R_mcid20"/><text:bookmark text:name="page3R_mcid21"/><text:span text:style-name="T5"><text:tab/><text:tab/></text:span><text:span text:style-name="T6">Après exécution </text:span><text:span text:style-name="T13">A=13;B=13;C=13</text:span><text:line-break/></text:p>
      <text:p text:style-name="P2"><text:span text:style-name="T3"/></text:p>
      <text:p text:style-name="P2"><text:span text:style-name="T3"/></text:p>
      <text:p text:style-name="P2"><text:soft-page-break/><text:span text:style-name="T3">Exercice 1.5</text:span></text:p>
      <text:p text:style-name="P3"><text:bookmark text:name="page21R_mcid0"/><text:span text:style-name="T3">Quelles seront les valeurs des variables A et B après exécution des instructions suivantes ?</text:span><text:bookmark text:name="page21R_mcid1"/><text:line-break/><text:span text:style-name="T5">Variables</text:span> <text:span text:style-name="T5">A, B en Entier</text:span><text:line-break/><text:span text:style-name="T5">Début</text:span><text:line-break/><text:span text:style-name="T4">A ← 5<text:tab/><text:tab/></text:span><text:span text:style-name="T10">A=5</text:span><text:line-break/><text:span text:style-name="T4">B ← 2<text:tab/><text:tab/></text:span><text:span text:style-name="T10">B=2</text:span><text:line-break/><text:span text:style-name="T4">A ← B<text:tab/><text:tab/></text:span><text:span text:style-name="T10">A=2</text:span><text:line-break/><text:span text:style-name="T4">B ← A<text:tab/><text:tab/></text:span><text:span text:style-name="T10">B=</text:span><text:span text:style-name="T11">2</text:span><text:line-break/><text:span text:style-name="T5">Fin</text:span><text:bookmark text:name="page21R_mcid2"/><text:span text:style-name="T5"><text:tab/><text:tab/></text:span><text:span text:style-name="T7">Après exécution </text:span><text:span text:style-name="T14">A=2;B=2</text:span><text:line-break/></text:p>
      <text:p text:style-name="P4"><text:span text:style-name="T3">Moralité : les deux dernières instructions permettent-elles d’échanger les deux valeurs de B et A</text:span> <text:span text:style-name="T3">? </text:span><text:span text:style-name="T12">OUI</text:span></text:p>
      <text:p text:style-name="P4"><text:span text:style-name="T3">Si l’on inverse les deux dernières instructions, cela change-t-il quelque chose ?</text:span><text:bookmark text:name="page21R_mcid3"/><text:bookmark text:name="page21R_mcid4"/><text:bookmark text:name="page21R_mcid5"/><text:span text:style-name="T12">OUI, A et B valent 5</text:span><text:line-break/></text:p>
      <text:p text:style-name="P4"><text:span text:style-name="T3">Exercice 1.6</text:span><text:bookmark text:name="page21R_mcid6"/><text:line-break/><text:span text:style-name="T3">Plus difficile, mais c’est un classique absolu, qu’il faut absolument maîtriser : écrire un algorithme permettant d’échanger les valeurs de deux variables A et B, et ce quel que soit leur contenu préalable.</text:span><text:bookmark text:name="page21R_mcid7"/><text:bookmark text:name="page21R_mcid8"/><text:bookmark text:name="page21R_mcid9"/><text:line-break/><text:span text:style-name="T16">A←B</text:span></text:p>
      <text:p text:style-name="P5"><text:span text:style-name="T8">B←A</text:span></text:p>
      <text:p text:style-name="P5"/>
      <text:p text:style-name="P4"/>
      <text:p text:style-name="P4"><text:span text:style-name="T3">Exercice 1.7</text:span><text:bookmark text:name="page21R_mcid10"/><text:line-break/><text:span text:style-name="T3">Une</text:span> <text:span text:style-name="T3">variante</text:span> <text:span text:style-name="T3">du</text:span> <text:span text:style-name="T3">précédent :</text:span> <text:span text:style-name="T3">on</text:span> <text:span text:style-name="T3">dispose</text:span> <text:span text:style-name="T3">de</text:span> <text:span text:style-name="T3">trois</text:span> <text:span text:style-name="T3">variables</text:span> <text:span text:style-name="T3">A,</text:span> <text:span text:style-name="T3">B</text:span> <text:span text:style-name="T3">et</text:span> <text:span text:style-name="T3">C.</text:span> <text:span text:style-name="T3">Ecrivez</text:span> <text:span text:style-name="T3">un</text:span> <text:span text:style-name="T3">algorithme transférant à B la valeur de A, à C la valeur de B et à A la valeur de C (toujours quels que soient les contenus préalables de ces variables).</text:span><text:bookmark text:name="page21R_mcid12"/><text:bookmark text:name="page21R_mcid13"/><text:bookmark text:name="page21R_mcid11"/><text:line-break/><text:span text:style-name="T16">B←A</text:span></text:p>
      <text:p text:style-name="P5"><text:span text:style-name="T8">C←B</text:span></text:p>
      <text:p text:style-name="P6">A←C</text:p>
      <text:p text:style-name="P6"/>
      <text:p text:style-name="P4"><text:span text:style-name="T3">Exercice 1.8</text:span><text:bookmark text:name="page21R_mcid14"/><text:line-break/><text:span text:style-name="T3">Que produit l’algorithme suivant</text:span> <text:span text:style-name="T3">?</text:span><text:bookmark text:name="page21R_mcid15"/><text:line-break/><text:span text:style-name="T5">Variables</text:span> <text:span text:style-name="T5">A, B, C en</text:span> <text:span text:style-name="T5">Caractères</text:span><text:line-break/><text:span text:style-name="T5">Début</text:span><text:line-break/><text:span text:style-name="T4">A ← "423"</text:span><text:line-break/><text:span text:style-name="T4">B ← "12"</text:span><text:line-break/><text:span text:style-name="T4">C ← A +</text:span> <text:span text:style-name="T4">B</text:span><text:line-break/><text:span text:style-name="T5">Fin</text:span><text:bookmark text:name="page21R_mcid16"/><text:bookmark text:name="page21R_mcid17"/><text:bookmark text:name="page21R_mcid18"/><text:span text:style-name="T5"><text:tab/><text:tab/></text:span><text:span text:style-name="T15">C=’’423’’+’’12’’<text:tab/><text:tab/></text:span><text:line-break/></text:p>
      <text:p text:style-name="P4"><text:span text:style-name="T3">Exercice 1.9</text:span><text:bookmark text:name="page21R_mcid19"/><text:line-break/><text:span text:style-name="T3">Que produit l’algorithme suivant</text:span> <text:span text:style-name="T3">?</text:span><text:bookmark text:name="page21R_mcid20"/><text:line-break/><text:span text:style-name="T5">Variables</text:span> <text:span text:style-name="T5">A, B, C en</text:span> <text:span text:style-name="T5">Caractères</text:span><text:line-break/><text:span text:style-name="T5">Début</text:span><text:line-break/><text:span text:style-name="T4">A ← "423"</text:span><text:line-break/><text:span text:style-name="T4">B ← "12"</text:span><text:line-break/><text:span text:style-name="T4">C ← A &amp;</text:span> <text:span text:style-name="T4">B</text:span><text:line-break/><text:span text:style-name="T5">Fin</text:span><text:bookmark text:name="page21R_mcid21"/><text:span text:style-name="T5"><text:tab/><text:tab/></text:span><text:span text:style-name="T15">C=’’42312’’</text:span></text:p>
      <text:section text:style-name="Sect1" text:name="Section5">
        <text:p text:style-name="Standard"><text:bookmark text:name="outerContainer"/></text:p>
        <text:section text:style-name="Sect1" text:name="dialogContainer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3:24:42.904362707</meta:creation-date>
    <dc:date>2022-07-12T15:44:50.593554629</dc:date>
    <meta:editing-duration>PT1H57M46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2" meta:paragraph-count="16" meta:word-count="427" meta:character-count="2178" meta:non-whitespace-character-count="1726"/>
  </office:meta>
</office:document-meta>
</file>